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4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63mm" fo:break-before="auto" style:use-optimal-row-height="true"/>
    </style:style>
    <style:style style:name="ro9" style:family="table-row">
      <style:table-row-properties style:row-height="52.39mm" fo:break-before="auto" style:use-optimal-row-height="true"/>
    </style:style>
    <style:style style:name="ro10" style:family="table-row">
      <style:table-row-properties style:row-height="38.1mm" fo:break-before="auto" style:use-optimal-row-height="true"/>
    </style:style>
    <style:style style:name="ro11" style:family="table-row">
      <style:table-row-properties style:row-height="28.58mm" fo:break-before="auto" style:use-optimal-row-height="true"/>
    </style:style>
    <style:style style:name="ro12" style:family="table-row">
      <style:table-row-properties style:row-height="42.86mm" fo:break-before="auto" style:use-optimal-row-height="true"/>
    </style:style>
    <style:style style:name="ro13" style:family="table-row">
      <style:table-row-properties style:row-height="23.81mm" fo:break-before="auto" style:use-optimal-row-height="true"/>
    </style:style>
    <style:style style:name="ro14" style:family="table-row">
      <style:table-row-properties style:row-height="43.16mm" fo:break-before="auto" style:use-optimal-row-height="true"/>
    </style:style>
    <style:style style:name="ro15" style:family="table-row">
      <style:table-row-properties style:row-height="52.65mm" fo:break-before="auto" style:use-optimal-row-height="true"/>
    </style:style>
    <style:style style:name="ro16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2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3"/>
          <table:table-cell table:style-name="ce40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27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27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2"/>
          <table:covered-table-cell table:style-name="ce1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2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27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59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/>
          <table:table-cell table:style-name="ce60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26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2"/>
          <table:table-cell table:style-name="ce22" table:number-columns-repeated="7"/>
          <table:table-cell table:style-name="ce1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26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2"/>
          <table:table-cell table:style-name="ce22" table:number-columns-repeated="7"/>
          <table:table-cell table:style-name="ce1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26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2"/>
          <table:table-cell table:style-name="ce22" table:number-columns-repeated="7"/>
          <table:table-cell table:style-name="ce1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26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2"/>
          <table:table-cell table:style-name="ce22" table:number-columns-repeated="7"/>
          <table:table-cell table:style-name="ce1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26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2"/>
          <table:table-cell table:style-name="ce22" table:number-columns-repeated="7"/>
          <table:table-cell table:style-name="ce18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26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6.1Provide User stories for your App</text:p>
          </table:table-cell>
          <table:table-cell table:style-name="ce26" office:value-type="string" calcext:value-type="string">
            <text:p>6.0 to &gt;5.0 ptsHDUser stories are well thought out, relevant, and comprehensively cover the needs of the app</text:p>
          </table:table-cell>
          <table:table-cell table:style-name="ce26" office:value-type="string" calcext:value-type="string">
            <text:p>5.0 to &gt;4.0 ptsDUser stories are clearly written, and cover most of the needs of the app</text:p>
          </table:table-cell>
          <table:table-cell table:style-name="ce26" office:value-type="string" calcext:value-type="string">
            <text:p>4.0 to &gt;3.0 ptsCRUser stories are competent, and cover many of the needs of the app</text:p>
          </table:table-cell>
          <table:table-cell table:style-name="ce26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26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6.2Provide Wireframes for your App</text:p>
          </table:table-cell>
          <table:table-cell table:style-name="ce26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26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26" office:value-type="string" calcext:value-type="string">
            <text:p>4.0 to &gt;3.0 ptsCRFive wireframes provided, for two different screen sizes (as required for the app)</text:p>
          </table:table-cell>
          <table:table-cell table:style-name="ce26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table:number-columns-repeated="1010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26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PRG1048-1.1ERD provided represents a normalised database model</text:p>
          </table:table-cell>
          <table:table-cell table:style-name="ce26" office:value-type="string" calcext:value-type="string">
            <text:p>6.0 to &gt;5.0 ptsHDMeets D with no duplication and ideal definition of entities.</text:p>
          </table:table-cell>
          <table:table-cell table:style-name="ce26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26" office:value-type="string" calcext:value-type="string">
            <text:p>4.0 to &gt;3.0 ptsCRERD is complete but there is some duplication and unnecessary/ poorly defined entities.</text:p>
          </table:table-cell>
          <table:table-cell table:style-name="ce26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 table:number-columns-repeated="1010"/>
        </table:table-row>
        <table:table-row table:style-name="ro10">
          <table:table-cell/>
          <table:table-cell table:style-name="ce37" office:value-type="string" calcext:value-type="string">
            <text:p>R15</text:p>
          </table:table-cell>
          <table:table-cell table:style-name="ce26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26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26" office:value-type="string" calcext:value-type="string">
            <text:p>5.0 to &gt;4.0 ptsDDemonstrates excellent understanding of the various high level components of the app</text:p>
          </table:table-cell>
          <table:table-cell table:style-name="ce26" office:value-type="string" calcext:value-type="string">
            <text:p>4.0 to &gt;3.0 ptsCRDemonstrates solid understanding of the various high level components of the app</text:p>
          </table:table-cell>
          <table:table-cell table:style-name="ce26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table:number-columns-repeated="1009"/>
        </table:table-row>
        <table:table-row table:style-name="ro10">
          <table:table-cell/>
          <table:table-cell table:style-name="ce37" office:value-type="string" calcext:value-type="string">
            <text:p>R16</text:p>
          </table:table-cell>
          <table:table-cell table:style-name="ce26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1.3Detail any third party services that your App will use</text:p>
          </table:table-cell>
          <table:table-cell table:style-name="ce26" office:value-type="string" calcext:value-type="string">
            <text:p>6.0 to &gt;5.0 ptsHDIncludes a complete and detailed description of third party services used in the app</text:p>
          </table:table-cell>
          <table:table-cell table:style-name="ce26" office:value-type="string" calcext:value-type="string">
            <text:p>5.0 to &gt;4.0 ptsDIncludes a mostly complete and detailed description of third party services used in the app</text:p>
          </table:table-cell>
          <table:table-cell table:style-name="ce26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26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 table:number-columns-repeated="1010"/>
        </table:table-row>
        <table:table-row table:style-name="ro8">
          <table:table-cell/>
          <table:table-cell table:style-name="ce37" office:value-type="string" calcext:value-type="string">
            <text:p>R17</text:p>
          </table:table-cell>
          <table:table-cell table:style-name="ce26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26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26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26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26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 table:number-columns-repeated="1010"/>
        </table:table-row>
        <table:table-row table:style-name="ro10">
          <table:table-cell/>
          <table:table-cell table:style-name="ce37" office:value-type="string" calcext:value-type="string">
            <text:p>R18</text:p>
          </table:table-cell>
          <table:table-cell table:style-name="ce26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This criterion is linked to a Learning OutcomeCMP1042-4.2Discuss the database relations to be implemented</text:p>
          </table:table-cell>
          <table:table-cell table:style-name="ce26" office:value-type="string" calcext:value-type="string">
            <text:p>6.0 to &gt;5.0 ptsHDProvides coherent discussion of the database relations, with reference to the ERD</text:p>
          </table:table-cell>
          <table:table-cell table:style-name="ce26" office:value-type="string" calcext:value-type="string">
            <text:p>5.0 to &gt;4.0 ptsDProvides clear discussion of the database relations, with reference to the ERD</text:p>
          </table:table-cell>
          <table:table-cell table:style-name="ce26" office:value-type="string" calcext:value-type="string">
            <text:p>4.0 to &gt;3.0 ptsCRProvides some discussion of the database relations, with an adequate reference to the ERD</text:p>
          </table:table-cell>
          <table:table-cell table:style-name="ce26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 table:number-columns-repeated="1010"/>
        </table:table-row>
        <table:table-row table:style-name="ro11">
          <table:table-cell/>
          <table:table-cell table:style-name="ce37" office:value-type="string" calcext:value-type="string">
            <text:p>R19</text:p>
          </table:table-cell>
          <table:table-cell table:style-name="ce26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4.3Provide your database schema design</text:p>
          </table:table-cell>
          <table:table-cell table:style-name="ce26" office:value-type="string" calcext:value-type="string">
            <text:p>6.0 to &gt;5.0 ptsHDFlawless, complex, complete, and well thought through ERDs provided</text:p>
          </table:table-cell>
          <table:table-cell table:style-name="ce26" office:value-type="string" calcext:value-type="string">
            <text:p>5.0 to &gt;4.0 ptsDExcellent, complex, complete, and well thought through ERDs provided</text:p>
          </table:table-cell>
          <table:table-cell table:style-name="ce26" office:value-type="string" calcext:value-type="string">
            <text:p>4.0 to &gt;3.0 ptsCRSolid and mostly complete ERDs provided, with occasional errors</text:p>
          </table:table-cell>
          <table:table-cell table:style-name="ce26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 table:number-columns-repeated="1010"/>
        </table:table-row>
        <table:table-row table:style-name="ro12">
          <table:table-cell/>
          <table:table-cell table:style-name="ce37" office:value-type="string" calcext:value-type="string">
            <text:p>R20</text:p>
          </table:table-cell>
          <table:table-cell table:style-name="ce26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6.3Describe the way tasks are planned and tracked in your project</text:p>
          </table:table-cell>
          <table:table-cell table:style-name="ce26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26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26" office:value-type="string" calcext:value-type="string">
            <text:p>4.0 to &gt;3.0 ptsCRShows solid planning for how tasks are planned and tracked</text:p>
          </table:table-cell>
          <table:table-cell table:style-name="ce26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3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14">
          <table:table-cell/>
          <table:table-cell table:style-name="ce42" office:value-type="string" calcext:value-type="string">
            <text:p>R21</text:p>
          </table:table-cell>
          <table:table-cell table:style-name="ce22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2"/>
          <table:covered-table-cell table:style-name="ce40"/>
          <table:table-cell table:style-name="ce22" office:value-type="string" calcext:value-type="string">
            <text:p>6.0 pts</text:p>
            <text:p/>
          </table:table-cell>
          <table:table-cell table:style-name="ce26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26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26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26" office:value-type="string" calcext:value-type="string">
            <text:p>4.0 to &gt;3.0 ptsCRDemonstrates solid understanding of the problems that exist in a relevant marketplace</text:p>
          </table:table-cell>
          <table:table-cell table:style-name="ce26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2"/>
          <table:covered-table-cell table:style-name="ce67"/>
          <table:table-cell table:style-name="ce22" table:number-columns-repeated="7"/>
          <table:table-cell table:style-name="ce1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27"/>
          <table:table-cell table:style-name="ce27" table:number-columns-repeated="7"/>
          <table:table-cell table:style-name="ce35"/>
          <table:table-cell table:number-columns-repeated="1010"/>
        </table:table-row>
        <table:table-row table:style-name="ro13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2"/>
          <table:table-cell table:style-name="ce22" table:number-columns-repeated="7"/>
          <table:table-cell table:style-name="ce1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27"/>
          <table:table-cell table:style-name="ce27" table:number-columns-repeated="4"/>
          <table:table-cell table:style-name="ce35"/>
          <table:table-cell table:style-name="ce1"/>
          <table:table-cell table:number-columns-repeated="1014"/>
          <table:table-cell table:style-name="ce40"/>
        </table:table-row>
        <table:table-row table:style-name="ro14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26" office:value-type="string" calcext:value-type="string">
            <text:p>6.0 to &gt;5.0 ptsHDMeets D with no duplication and ideal model implementation.</text:p>
          </table:table-cell>
          <table:table-cell table:style-name="ce26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26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34" office:value-type="string" calcext:value-type="string">
            <text:p>3.0 to &gt;2.0 ptsPModels implemented with significant duplication and unnecessary or poorly defined entities.</text:p>
          </table:table-cell>
          <table:table-cell table:style-name="ce26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3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26" office:value-type="string" calcext:value-type="string">
            <text:p>6.0 to &gt;5.0 ptsHDMeets D and does so elegantly (queries chosen are the most elegant to achieve the result).</text:p>
          </table:table-cell>
          <table:table-cell table:style-name="ce34" office:value-type="string" calcext:value-type="string">
            <text:p>5.0 to &gt;4.0 ptsDMeets CR and does so efficiently (minimal queries are invoked to achieve the result).</text:p>
          </table:table-cell>
          <table:table-cell table:style-name="ce26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26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26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4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3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26" office:value-type="string" calcext:value-type="string">
            <text:p>6.0 to &gt;5.0 ptsHDMeets D and all comments are exceptionally written.</text:p>
          </table:table-cell>
          <table:table-cell table:style-name="ce26" office:value-type="string" calcext:value-type="string">
            <text:p>5.0 to &gt;4.0 ptsDAll queries are sufficiently and clearly commented.</text:p>
          </table:table-cell>
          <table:table-cell table:style-name="ce34" office:value-type="string" calcext:value-type="string">
            <text:p>4.0 to &gt;3.0 ptsCRMost queries are sufficiently commented.</text:p>
          </table:table-cell>
          <table:table-cell table:style-name="ce26" office:value-type="string" calcext:value-type="string">
            <text:p>3.0 to &gt;2.0 ptsPSparse code comments to describe implemented queries.</text:p>
          </table:table-cell>
          <table:table-cell table:style-name="ce26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15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3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6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26" office:value-type="string" calcext:value-type="string">
            <text:p>6.0 to &gt;5.0 ptsHDMinimise all database calls and implement eager loading where appropriate</text:p>
          </table:table-cell>
          <table:table-cell table:style-name="ce26" office:value-type="string" calcext:value-type="string">
            <text:p>5.0 to &gt;4.0 ptsDMinimise all database calls need to perform an action</text:p>
          </table:table-cell>
          <table:table-cell table:style-name="ce26" office:value-type="string" calcext:value-type="string">
            <text:p>4.0 to &gt;3.0 ptsCRMinimise most database calls need to perform an action</text:p>
          </table:table-cell>
          <table:table-cell table:style-name="ce34" office:value-type="string" calcext:value-type="string">
            <text:p>3.0 to &gt;2.0 ptsPMinimise some database calls need to perform an action</text:p>
          </table:table-cell>
          <table:table-cell table:style-name="ce26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6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3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8" office:value-type="float" office:value="48" calcext:value-type="float">
            <text:p>48</text:p>
          </table:table-cell>
          <table:table-cell table:number-columns-repeated="5"/>
          <table:table-cell table:style-name="ce1" table:formula="of:=SUM([.I49:.I56])" office:value-type="float" office:value="31" calcext:value-type="float">
            <text:p>31</text:p>
          </table:table-cell>
          <table:table-cell table:formula="of:=SUM([.J49:.J56])" office:value-type="float" office:value="23" calcext:value-type="float">
            <text:p>23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3:49:35.054325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9T14:09:29.508064276</dc:date>
    <meta:editing-duration>PT16H54M39S</meta:editing-duration>
    <meta:editing-cycles>28</meta:editing-cycles>
    <meta:generator>LibreOffice/6.0.7.3$Linux_X86_64 LibreOffice_project/00m0$Build-3</meta:generator>
    <meta:document-statistic meta:table-count="1" meta:cell-count="231" meta:object-count="0"/>
  </office:meta>
</office:document-meta>
</file>